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</office:automatic-styles>
  <office:body>
    <office:drawing>
      <draw:page draw:name="page1" draw:style-name="dp1" draw:master-page-name="Default">
        <draw:frame draw:style-name="gr1" draw:layer="layout" svg:width="15.194cm" svg:height="16.151cm" svg:x="6.349cm" svg:y="2.062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aniel Carrera</meta:initial-creator>
    <meta:creation-date>2010-05-22T17:07:23</meta:creation-date>
    <dc:date>2010-05-22T18:25:11</dc:date>
    <dc:creator>Daniel Carrera</dc:creator>
    <meta:editing-duration>PT01H12M40S</meta:editing-duration>
    <meta:editing-cycles>7</meta:editing-cycles>
    <meta:generator>OpenOffice.org/3.1$Linux OpenOffice.org_project/310m19$Build-9420</meta:generator>
    <meta:document-statistic meta:object-count="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x</math:mi>
            <math:mn>1</math:mn>
          </math:msub>
          <math:mrow>
            <math:mi/>
            <math:mo math:stretchy="false">=</math:mo>
            <math:mi/>
          </math:mrow>
          <math:msub>
            <math:mi>x</math:mi>
            <math:mn>0</math:mn>
          </math:msub>
          <math:mrow>
            <math:mi/>
            <math:mo math:stretchy="false">−</math:mo>
            <math:mi/>
          </math:mrow>
          <math:mfrac>
            <math:msub>
              <math:mi>y</math:mi>
              <math:mn>0</math:mn>
            </math:msub>
            <math:mrow>
              <math:mi>f</math:mi>
              <math:mi>'</math:mi>
              <math:mrow>
                <math:mo math:stretchy="false">(</math:mo>
                <math:msub>
                  <math:mi>x</math:mi>
                  <math:mn>0</math:mn>
                </math:msub>
                <math:mo math:stretchy="false">)</math:mo>
              </math:mrow>
            </math:mrow>
          </math:mfrac>
        </math:mrow>
      </math:mtr>
      <math:mtr/>
      <math:mtr>
        <math:mrow>
          <math:msub>
            <math:mi>m</math:mi>
            <math:mi>j</math:mi>
          </math:msub>
          <math:mrow>
            <math:mover math:accent="true">
              <math:msub>
                <math:mi>q</math:mi>
                <math:mi>j</math:mi>
              </math:msub>
              <math:mo math:stretchy="false">¨</math:mo>
            </math:mover>
            <math:mo math:stretchy="false">=</math:mo>
            <math:mi>G</math:mi>
          </math:mrow>
          <math:mrow>
            <math:munder>
              <math:mo math:stretchy="false">∑</math:mo>
              <math:mrow>
                <math:mi>k</math:mi>
                <math:mo math:stretchy="false">≠</math:mo>
                <math:mi>j</math:mi>
              </math:mrow>
            </math:munder>
            <math:mfrac>
              <math:mrow>
                <math:msub>
                  <math:mi>m</math:mi>
                  <math:mi>k</math:mi>
                </math:msub>
                <math:msub>
                  <math:mi>m</math:mi>
                  <math:mi>j</math:mi>
                </math:msub>
                <math:mrow>
                  <math:mo math:stretchy="false">(</math:mo>
                  <math:mrow>
                    <math:msub>
                      <math:mi>q</math:mi>
                      <math:mi>k</math:mi>
                    </math:msub>
                    <math:mo math:stretchy="false">−</math:mo>
                    <math:msub>
                      <math:mi>q</math:mi>
                      <math:mi>j</math:mi>
                    </math:msub>
                  </math:mrow>
                  <math:mo math:stretchy="false">)</math:mo>
                </math:mrow>
              </math:mrow>
              <math:msup>
                <math:mrow>
                  <math:mo math:stretchy="false">∣</math:mo>
                  <math:mrow>
                    <math:msub>
                      <math:mi>q</math:mi>
                      <math:mi>k</math:mi>
                    </math:msub>
                    <math:mrow>
                      <math:mi/>
                      <math:mo math:stretchy="false">−</math:mo>
                      <math:mi/>
                    </math:mrow>
                    <math:msub>
                      <math:mi>q</math:mi>
                      <math:mi>j</math:mi>
                    </math:msub>
                  </math:mrow>
                  <math:mo math:stretchy="false">∣</math:mo>
                </math:mrow>
                <math:mn>3</math:mn>
              </math:msup>
            </math:mfrac>
          </math:mrow>
        </math:mrow>
      </math:mtr>
      <math:mtr/>
      <math:mtr>
        <math:mrow>
          <math:mrow>
            <math:msub>
              <math:mi>G</math:mi>
              <math:mrow>
                <math:mo math:stretchy="false">μ</math:mo>
                <math:mo math:stretchy="false">ν</math:mo>
              </math:mrow>
            </math:msub>
            <math:mo math:stretchy="false">+</math:mo>
            <math:mo math:stretchy="false">Λ</math:mo>
          </math:mrow>
          <math:msub>
            <math:mi>g</math:mi>
            <math:mrow>
              <math:mo math:stretchy="false">μ</math:mo>
              <math:mo math:stretchy="false">ν</math:mo>
            </math:mrow>
          </math:msub>
          <math:mrow>
            <math:mi/>
            <math:mo math:stretchy="false">=</math:mo>
            <math:mi/>
          </math:mrow>
          <math:mrow>
            <math:mn>8</math:mn>
            <math:mo math:stretchy="false">π</math:mo>
          </math:mrow>
          <math:msub>
            <math:mi>T</math:mi>
            <math:mrow>
              <math:mo math:stretchy="false">μ</math:mo>
              <math:mo math:stretchy="false">ν</math:mo>
            </math:mrow>
          </math:msub>
        </math:mrow>
      </math:mtr>
    </math:mtable>
    <math:annotation math:encoding="StarMath 5.0">x_1 ~ = ~ x_0 ~ - ~ { y_0 } over {f'(x_0)}

newline
newline

m_j ddot q_j = G sum from{k &lt;&gt; j } {  
    {m_k m_j (q_k - q_j)} over { lline q_k ~ - ~ q_j rline ^3}
}

newline
newline

G_{%mu %nu} + %LAMBDA g_{%mu %nu} ~ = ~ { 8 %pi } T_{%mu %nu}
</math:annotation>
  </math:semantics>
</math:math>
</file>